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List_20_Paragraph" style:list-style-name="WWNum2">
      <style:paragraph-properties fo:text-align="justify" style:justify-single-word="false"/>
    </style:style>
    <style:style style:name="P3" style:family="paragraph" style:parent-style-name="List_20_Paragraph">
      <style:paragraph-properties fo:text-align="justify" style:justify-single-word="false"/>
      <style:text-properties style:font-name="Calibri" fo:language="es" fo:country="ES" style:font-name-complex="Calibri1"/>
    </style:style>
    <style:style style:name="T1" style:family="text">
      <style:text-properties style:font-name="Calibri" fo:language="es" fo:country="ES" style:text-underline-style="solid" style:text-underline-width="auto" style:text-underline-color="font-color" style:font-name-complex="Calibri1"/>
    </style:style>
    <style:style style:name="T2" style:family="text">
      <style:text-properties style:font-name="Calibri" fo:language="es" fo:country="ES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nDret – Edición </text:span><text:span text:style-name="T1"/></text:p>
      <text:list text:style-name="WWNum2">
        <text:list-item>
          <text:p text:style-name="P2" loext:marker-style-name="T2"><text:span text:style-name="T2">El título en la portada debe estar en PT Serif 14</text:span><text:span text:style-name="T2"/></text:p>
        </text:list-item>
        <text:list-item>
          <text:p text:style-name="P2" loext:marker-style-name="T2"><text:span text:style-name="T2">Falta la columna izquierda en la portada con el número de InDret en el que se publica el trabajo en Open Sans 9; todo el texto debe estar en la columna derecha</text:span><text:span text:style-name="T2"/></text:p>
        </text:list-item>
        <text:list-item>
          <text:p text:style-name="P2" loext:marker-style-name="T2"><text:span text:style-name="T2">Bajo del número de InDret debe aparecer el nombre del autor (nombre y apellidos, organización a la que pertenece)</text:span><text:span text:style-name="T2"/></text:p>
        </text:list-item>
        <text:list-item>
          <text:p text:style-name="P2" loext:marker-style-name="T2"><text:span text:style-name="T2">En vez de Resumen debe poner sumario</text:span><text:span text:style-name="T2"/></text:p>
        </text:list-item>
        <text:list-item>
          <text:p text:style-name="P2" loext:marker-style-name="T2"><text:span text:style-name="T2">El sumario debe estar en PT Serif 9 cursiva, interlineado sencillo</text:span><text:span text:style-name="T2"/></text:p>
        </text:list-item>
        <text:list-item>
          <text:p text:style-name="P2" loext:marker-style-name="T2"><text:span text:style-name="T2">El abstract debe estar en PT Serif 9 cursiva, interlineado sencillo</text:span><text:span text:style-name="T2"/></text:p>
        </text:list-item>
        <text:list-item>
          <text:p text:style-name="P2" loext:marker-style-name="T2"><text:span text:style-name="T2">Los títulos “Sumario” y “Abstract” deben estar en PT Serif 10</text:span><text:span text:style-name="T2"/></text:p>
        </text:list-item>
        <text:list-item>
          <text:p text:style-name="P2" loext:marker-style-name="T2"><text:span text:style-name="T2">Las palabras clave y keywords deben estar en PT Serif 9, en inglés cursiva</text:span><text:span text:style-name="T2"/></text:p>
        </text:list-item>
        <text:list-item>
          <text:p text:style-name="P2" loext:marker-style-name="T2"><text:span text:style-name="T2">En la siguiente página aparecer el índice del artículo con el siguiente estilo: nivel 1: PT Serif 9 cursiva y negrita, niveles 2 y siguientes: PT Serif normal</text:span><text:span text:style-name="T2"/></text:p>
        </text:list-item>
        <text:list-item>
          <text:p text:style-name="P2" loext:marker-style-name="T2"><text:span text:style-name="T2">Deben estar las fechas de recepción y aceptación del trabajo en la columna izquierda bajo el número de InDret y el índice debe estar en la columna derecha; las fechas de recepción y aceptación del trabajo deben estar en Open Sans 8 negrita</text:span><text:span text:style-name="T2"/></text:p>
        </text:list-item>
        <text:list-item>
          <text:p text:style-name="P2" loext:marker-style-name="T2"><text:span text:style-name="T2">El cuerpo del texto debe estar en PT Serif 10 normal y espacio interlineado 1,1</text:span><text:span text:style-name="T2"/></text:p>
        </text:list-item>
        <text:list-item>
          <text:p text:style-name="P2" loext:marker-style-name="T2"><text:span text:style-name="T2">Deben estar en cursiva los títulos de publicaciones periódicas, libros y tratados, y palabras en lengua extranjera </text:span><text:span text:style-name="T2"/></text:p>
        </text:list-item>
        <text:list-item>
          <text:p text:style-name="P2" loext:marker-style-name="T2"><text:span text:style-name="T2">Los títulos principales (nivel 1) deben estar en Open Sans 11 negrita </text:span><text:span text:style-name="T2"/></text:p>
        </text:list-item>
        <text:list-item>
          <text:p text:style-name="P2" loext:marker-style-name="T2"><text:span text:style-name="T2">Los subtítulos deben estar en PT Serif 10 negrita </text:span><text:span text:style-name="T2"/></text:p>
        </text:list-item>
        <text:list-item>
          <text:p text:style-name="P2" loext:marker-style-name="T2"><text:span text:style-name="T2">Los subepígrafes posteriores se indicarán con a., b., etc. y deben estar en PT Serif 10 cursiva</text:span><text:span text:style-name="T2"/></text:p>
        </text:list-item>
        <text:list-item>
          <text:p text:style-name="P2" loext:marker-style-name="T2"><text:span text:style-name="T2">Salvo la portada y el índice, todas las páginas deben tener el encabezado que debe incluir, alineado a la derecha el nombre completo del autor escrito en Open Sans 8 negrita y, alineado a la izquierda, el número de publicación de InDret, también en Open Sans 8 negrita </text:span><text:span text:style-name="T2"/></text:p>
        </text:list-item>
        <text:list-item>
          <text:p text:style-name="P2" loext:marker-style-name="T2"><text:span text:style-name="T2">Las notas de pie de página deben estar en PT Serif 8,5, normal, interlineado sencillo, espaciado anterior de 3 puntos </text:span><text:span text:style-name="T2"/></text:p>
        </text:list-item>
        <text:list-item>
          <text:p text:style-name="P2" loext:marker-style-name="T2"><text:span text:style-name="T2">Las citas en las notas al pie de la página deben solo incluir el apellido del autor, no el nombre; el título completo de la obra debe estar en cursiva; cuando se citen varias páginas, debe emplear pp.</text:span><text:span text:style-name="T2"/></text:p>
        </text:list-item>
        <text:list-item>
          <text:p text:style-name="P2" loext:marker-style-name="T2"><text:span text:style-name="T2">Los apellidos de los autores/as deben ir en versales, no en mayúsculas.</text:span><text:span text:style-name="T2"/></text:p>
        </text:list-item>
        <text:list-item>
          <text:p text:style-name="P2" loext:marker-style-name="T2"><text:span text:style-name="T2">Comillas latinas, no inglesas.</text:span><text:bookmark text:name="_GoBack"/><text:span text:style-name="T2"/></text:p>
        </text:list-item>
      </text:list>
      <text:p text:style-name="P3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de" fo:country="DE" style:letter-kerning="true" style:font-name-asian="Aptos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Títol_20_1_20_C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00000" loext:opacity="100%"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20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Títol_20_2_20_Car" style:default-outline-level="2" style:list-style-name="" style:class="chapter">
      <style:paragraph-properties fo:margin-top="0.111in" fo:margin-bottom="0.0555in" style:contextual-spacing="false" fo:text-align="justify" style:justify-single-word="false" fo:keep-together="always" fo:keep-with-next="always"/>
      <style:text-properties fo:color="#000000" loext:opacity="100%"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Títol_20_3_20_C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ol_20_4_20_C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ol_20_5_20_C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ol_20_6_20_C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ol_20_7_20_C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ol_20_8_20_C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ol_20_9_20_C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ol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ol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intens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ol_20_2_20_Car" style:display-name="Títol 2 Car" style:family="text" style:parent-style-name="Default_20_Paragraph_20_Font" loext:linked-style-name="Heading_20_2">
      <style:text-properties fo:color="#000000" loext:opacity="100%"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Títol_20_1_20_Car" style:display-name="Títol 1 Car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20pt">
        <loext:char-complex-color loext:theme-type="dark1" loext:color-type="theme"/>
      </style:text-properties>
    </style:style>
    <style:style style:name="Títol_20_3_20_Car" style:display-name="Títol 3 Car" style:family="text" style:parent-style-name="Default_20_Paragraph_20_Font" loext:linked-style-name="Heading_20_3">
      <style:text-properties fo:color="#0f4761" loext:opacity="100%" fo:font-size="14pt" fo:language="en" fo:country="GB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ol_20_4_20_Car" style:display-name="Títol 4 Car" style:family="text" style:parent-style-name="Default_20_Paragraph_20_Font" loext:linked-style-name="Heading_20_4">
      <style:text-properties fo:color="#0f4761" loext:opacity="100%" fo:language="en" fo:country="GB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ol_20_5_20_Car" style:display-name="Títol 5 Car" style:family="text" style:parent-style-name="Default_20_Paragraph_20_Font" loext:linked-style-name="Heading_20_5">
      <style:text-properties fo:color="#0f4761" loext:opacity="100%" fo:language="en" fo:country="GB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ol_20_6_20_Car" style:display-name="Títol 6 Car" style:family="text" style:parent-style-name="Default_20_Paragraph_20_Font" loext:linked-style-name="Heading_20_6">
      <style:text-properties fo:color="#595959" loext:opacity="100%" fo:language="en" fo:country="GB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ol_20_7_20_Car" style:display-name="Títol 7 Car" style:family="text" style:parent-style-name="Default_20_Paragraph_20_Font" loext:linked-style-name="Heading_20_7">
      <style:text-properties fo:color="#595959" loext:opacity="100%" fo:language="en" fo:country="GB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ol_20_8_20_Car" style:display-name="Títol 8 Car" style:family="text" style:parent-style-name="Default_20_Paragraph_20_Font" loext:linked-style-name="Heading_20_8">
      <style:text-properties fo:color="#272727" loext:opacity="100%" fo:language="en" fo:country="GB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ol_20_9_20_Car" style:display-name="Títol 9 Car" style:family="text" style:parent-style-name="Default_20_Paragraph_20_Font" loext:linked-style-name="Heading_20_9">
      <style:text-properties fo:color="#272727" loext:opacity="100%" fo:language="en" fo:country="GB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ol_20_Car" style:display-name="Títol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fo:language="en" fo:country="GB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ol_20_Car" style:display-name="Subtítol Car" style:family="text" style:parent-style-name="Default_20_Paragraph_20_Font" loext:linked-style-name="Subtitle">
      <style:text-properties fo:color="#595959" loext:opacity="100%" fo:font-size="14pt" fo:letter-spacing="0.0102in" fo:language="en" fo:country="GB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language="en" fo:country="GB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intensa_20_Car" style:display-name="Cita intensa Car" style:family="text" style:parent-style-name="Default_20_Paragraph_20_Font" loext:linked-style-name="Intense_20_Quote">
      <style:text-properties fo:color="#0f4761" loext:opacity="100%" fo:language="en" fo:country="GB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1" fo:font-family="Aptos" style:font-family-generic="swiss" style:font-pitch="variable" style:font-name-asian="Aptos2" style:font-family-asian="Aptos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1" fo:font-family="Aptos" style:font-family-generic="swiss" style:font-pitch="variable" style:font-name-asian="Aptos2" style:font-family-asian="Aptos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NA SIGGEMANN</meta:initial-creator>
    <dc:creator>u113229</dc:creator>
    <meta:editing-cycles>2</meta:editing-cycles>
    <meta:creation-date>2026-03-02T10:52:00</meta:creation-date>
    <dc:date>2026-03-02T10:52:00</dc:date>
    <meta:editing-duration>P0D</meta:editing-duration>
    <meta:generator>LibreOffice/25.2.2.2$MacOSX_AARCH64 LibreOffice_project/7370d4be9e3cf6031a51beef54ff3bda878e3fac</meta:generator>
    <meta:document-statistic meta:table-count="0" meta:image-count="0" meta:object-count="0" meta:page-count="1" meta:paragraph-count="21" meta:word-count="401" meta:character-count="2156" meta:non-whitespace-character-count="1789"/>
    <meta:user-defined meta:name="AppVersion">16.0000</meta:user-defined>
    <meta:user-defined meta:name="GrammarlyDocumentId">e9945736-ebb8-4e30-a3b4-afcf4e085cf4</meta:user-defined>
    <meta:template xlink:type="simple" xlink:actuate="onRequest" xlink:title="Normal" xlink:href=""/>
  </office:meta>
</office:document-meta>
</file>